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Open Sans" fo:font-size="11pt" officeooo:paragraph-rsid="00069ebc" style:font-size-asian="11pt" style:font-size-complex="11pt"/>
    </style:style>
    <style:style style:name="P2" style:family="paragraph" style:parent-style-name="Standard">
      <style:text-properties style:font-name="Open Sans" fo:font-size="11pt" officeooo:paragraph-rsid="00069ebc" style:font-size-asian="11pt" style:font-size-complex="11pt"/>
    </style:style>
    <style:style style:name="P3" style:family="paragraph" style:parent-style-name="Standard">
      <style:text-properties style:font-name="Open Sans" fo:font-size="11pt" officeooo:rsid="0009bc9d" officeooo:paragraph-rsid="0009bc9d" style:font-size-asian="11pt" style:font-size-complex="11pt"/>
    </style:style>
    <style:style style:name="P4" style:family="paragraph" style:parent-style-name="Standard">
      <style:text-properties style:font-name="Open Sans" fo:font-size="11pt" fo:font-weight="bold" officeooo:rsid="0009bc9d" officeooo:paragraph-rsid="0009bc9d" style:font-size-asian="11pt" style:font-weight-asian="bold" style:font-size-complex="11pt" style:font-weight-complex="bold"/>
    </style:style>
    <style:style style:name="P5" style:family="paragraph" style:parent-style-name="Horizontal_20_Line">
      <style:text-properties style:font-name="Open Sans" fo:font-size="11pt" style:font-size-asian="11pt" style:font-size-complex="11pt"/>
    </style:style>
    <style:style style:name="P6" style:family="paragraph" style:parent-style-name="Text_20_body">
      <style:text-properties style:font-name="Open Sans" fo:font-size="11pt" style:font-size-asian="11pt" style:font-size-complex="11pt"/>
    </style:style>
    <style:style style:name="P7" style:family="paragraph" style:parent-style-name="Text_20_body">
      <style:text-properties style:font-name="Open Sans" fo:font-size="11pt" officeooo:rsid="000c1c77" officeooo:paragraph-rsid="000c1c77" style:font-size-asian="11pt" style:font-size-complex="11pt"/>
    </style:style>
    <style:style style:name="P8" style:family="paragraph" style:parent-style-name="Horizontal_20_Line">
      <style:text-properties style:font-name="Open Sans" fo:font-size="11pt" officeooo:paragraph-rsid="001d0044" style:font-size-asian="11pt" style:font-size-complex="11pt"/>
    </style:style>
    <style:style style:name="P9" style:family="paragraph" style:parent-style-name="Standard" style:master-page-name="Standard">
      <style:paragraph-properties fo:text-align="center" style:justify-single-word="false" style:page-number="auto"/>
      <style:text-properties style:font-name="Open Sans" fo:font-size="11pt" style:text-underline-style="solid" style:text-underline-width="auto" style:text-underline-color="font-color" fo:font-weight="bold" officeooo:paragraph-rsid="00069ebc" style:font-size-asian="11pt" style:font-weight-asian="bold" style:font-size-complex="11pt" style:font-weight-complex="bold"/>
    </style:style>
    <style:style style:name="P10" style:family="paragraph" style:parent-style-name="Standard">
      <style:text-properties style:font-name="Open Sans" fo:font-size="11pt" fo:font-weight="bold" officeooo:rsid="0009bc9d" officeooo:paragraph-rsid="001d0044"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bold" officeooo:rsid="001b15a0" style:font-weight-asian="bold" style:font-weight-complex="bold"/>
    </style:style>
    <style:style style:name="T3" style:family="text">
      <style:text-properties officeooo:rsid="00069ebc"/>
    </style:style>
    <style:style style:name="T4" style:family="text">
      <style:text-properties officeooo:rsid="0009bc9d"/>
    </style:style>
    <style:style style:name="T5" style:family="text">
      <style:text-properties officeooo:rsid="00180d4b"/>
    </style:style>
    <style:style style:name="T6" style:family="text">
      <style:text-properties fo:font-weight="normal" officeooo:rsid="001b215d" style:font-weight-asian="normal" style:font-weight-complex="normal"/>
    </style:style>
    <style:style style:name="T7" style:family="text">
      <style:text-properties fo:font-weight="normal" officeooo:rsid="001d0044"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cénario <text:span text:style-name="T4">A</text:span> : Organisation d’un évènement</text:p>
      <text:p text:style-name="P1"><text:span text:style-name="T1">Réunion 1 : </text:span><text:span text:style-name="T2">Reporting</text:span></text:p>
      <text:p text:style-name="P1"/>
      <text:p text:style-name="P2">L'objectif de la réunion était de partager, en s'appuyant sur ses expériences et observations personelles, ses réfléxions sur les GAFAM, les réseaux sociaux, et les produits "open source". C'est à dire, de parler de leur influence, positive et / ou négative, dans le monde et dans nos vies personnelles.</text:p>
      <text:p text:style-name="P2"/>
      <text:p text:style-name="P3">L’ordre du jour : (I) GAFAM, (ii) Réseaux sociaux, (iii) Open source</text:p>
      <text:p text:style-name="P2"/>
      <text:p text:style-name="P10">Résumé : </text:p>
      <text:p text:style-name="P10"><text:span text:style-name="T7">(i) </text:span><text:span text:style-name="T6">On trouve que les GAFAM nous embêtent et nous invahissent et ont leur main sur nos données personnelles. Ça nous permet d’avoir des outils pratiques quand même.</text:span></text:p>
      <text:p text:style-name="P10"><text:span text:style-name="T7">(ii) </text:span><text:span text:style-name="T6">En ce qui concerne les réseaux sociaux, les participants ne sont pas hyper-connectés et n’ont pas envie de partager leurs informations personnelles sur les réseaux. Ça nous permet de rester connecté, mais il y a des cotés dangéreux. Tout le monde voit ce qu’on écrit, et on perd le contact humain.</text:span></text:p>
      <text:p text:style-name="P10"><text:span text:style-name="T7">(iii) </text:span><text:span text:style-name="T6">L’open source est une idée formidable qui peut faire d’augmenter les connaissances générales. On peut aussi parler du concept « open » en termes plus générales pour les publications scientifiques. C’est bien mais il y a des cotés dangéreux s’il y a des choses cachées dans le code. </text:span></text:p>
      <text:p text:style-name="P3"/>
      <text:p text:style-name="P4">Compte Rendu : </text:p>
      <text:p text:style-name="P2"/>
      <text:p text:style-name="P5">1. <text:span text:style-name="T3">GAFAM : <text:s/>Les GAFAM, c’est les grosses boîtes Google, Amazon, Facebook, Apple, Microsoft qui ont leur main sur l’économie et sur les données personnelles. Ils nous redirige vers la publicité personnalisée. Ils nous embêtent. On est envahis et on ne sait pas comment s’en débarasser. Ca nous permet quand même d’avoir des outils pratique. Mais je ne suis plus proprietaire de mes données persos et je ne sais pas ce qu’ils font avec nos données. C’est très pratique, mais il y a un prix. Ils fonctionnaient bien au début du confinement, mais peut-être ils nous ont aidé à comprendre qu’il y avait une manque. Grace à ça, les petites commerces ont pu se moderniser et proposer de nouveaux services. </text:span></text:p>
      <text:p text:style-name="P8">2. <text:span text:style-name="T3">Réseaux : Il y en a de plus en plus. C’est des informations personnelles qu’on n’a pas envie de partager avec tout le monde, sauf LinkedIn, qui est pour le travail. F1 ne publie rien sur sa page Facebook. Elle utilise pas les réseaux sociaux mais elle va devoir s’y mettre pour la surveillance de ses filles. F2 n’est pas ultra connectée mais elle a grandit avec Facebook et c’était une bonne façon de rester en contact. Les jeunes sont collés aux réseaux sociaux, comme ils ont pas envie d’avoir du contact humain ou de sortir. F3 trouve que passer du temps sur ça est dénué de sens. Elle est connectée sur une plateforme mais elle est gênée de voir tout ce que ses amis partagent. Il y a pourtant des bons cotés pour les adolescents pendant cette période. Maintenant ils se forment des groupes pour tout et s’échangent des choses. Il y a aussi un coté dangéreux. Tout le monde voit ce que tu écris, mais avant ce n’était pas un problème. Maintenant, les jeunes parents créent des pages Insta pour leurs bébés et le seul moyen d’avoir les infos sur le bébé ou la maman est d’aller sur la page Facebook ou Insta. On casse tout ; on perd le coté humain, social. </text:span></text:p>
      <text:p text:style-name="P5"><text:soft-page-break/>3. Open : <text:s/><text:span text:style-name="T5">C’est tout ce qui est en libre échange. C’est formidable, ça fait augmenter les connaissances générales. Ca permet à des milliers de personnes de s’auto former et avancer plus vite sur des sujets. <text:s/>F1 trouve que ça nous permet d’évoluer sur certains sujets, mais sa connaissance est très limitée. Il y a une question de qu’est-ce que c’est « open ». Prend le cas des chercheurs, on fait de la recherche scientifique, les engénieurs qui font des programs, il y en a certains qui choisissent de donner leur programes à qui veut. On peut choisir de prendre un brévet ou d’être altruiste et partager nos travaux en open source et fait profiter tout le monde. Dans le milieu universitaire, il y a aussi open édition, open publications. Ca devient une obligation européen de rendre ouverte les connaissances. Ça peut être dangéreux s’il y a des choses cachées pour nous espionner ou des fausses informations dans les logiciels. </text:span></text:p>
      <text:p text:style-name="P7"><text:span text:style-name="T1">Résumé à haute voix </text:span>: ce que je dirais c' est que ben écoutez moi je trouvais que la conversation elle est intéressante non non je je le résumé euh on voit bien que c' est des sujets euh d' actualité d' actualité on voit bien que y a des tranches d' âge euh autour de nous enfin voilà on est d' être dans deux tranches d' âge &lt;unk&gt; euh différentes que c' est pas spécialement toujours euh le jeune âge qui fait qu' on est euh à fond dans tout ce qui est euh moderne parfois voilà on est pour x raisons on peut ne pas être allé dans des &lt;unk&gt; euh voilà donc d' essence qui serait peut-être naturel parce que on est euh y sont d' actualité c' est euh voilà c' est le le le la vie moderne ce ce devrait se prêter mais voilà on a aussi nos propres pensées et nos propres envies et euh on n' est pas euh on le voit bien euh sur euh l' ensemble en va dire deux des trois sujets je dirais que on on les avis euh diffère pas spécialement non je je crois que tout le monde a alimenté un peu le le le euh les réflexions de l' autre mais on voit bien que ces trois sujets qui euh à la fois euh montre qui y a des avantages réels euh que le système les systèmes eux-mêmes sont des des des avantages réels mais qui a des craintes et qui a des limites et que on est conscient on est tous conscients entre la table que ces limites peuvent être dangereuses euh donc voilà c' est que on prend mais euh on laisse aussi euh on analyse hein c' est pas simplement de de de de de de prendre lambda on va dire le le le le système tel qu' il est et de s' abreuver on va dire ou de ce même si parfois on y va hein on n' a pas parlé du cas d' amazon on y va quand même mais on sait quand même on sait mais la force de la vie les contraintes euh nous amène euh on va dire a a quand même un peu passer outre nos convictions notre moral euh mais on a on arrive à être vigilants et a essayé de mettre le curseur peut être peu différemment grâce justement à cette morale est-ce vous êtes d' accord avec mon résume euh résumer on pourrait résumer beaucoup plus longuement hein mais voilà c' était pour euh ça va ah ben voilà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9T09:48:54.206270911</meta:creation-date>
    <dc:date>2021-06-11T17:53:56.453781621</dc:date>
    <meta:editing-duration>PT8H5M35S</meta:editing-duration>
    <meta:editing-cycles>6</meta:editing-cycles>
    <meta:generator>LibreOffice/6.0.7.3$Linux_X86_64 LibreOffice_project/00m0$Build-3</meta:generator>
    <meta:document-statistic meta:table-count="0" meta:image-count="0" meta:object-count="0" meta:page-count="2" meta:paragraph-count="13" meta:word-count="1136" meta:character-count="6099" meta:non-whitespace-character-count="4966"/>
  </office:meta>
</office:document-meta>
</file>